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4.221cm" fo:min-width="3.067cm" fo:padding-top="0.151cm" fo:padding-bottom="0.151cm" fo:padding-left="0.276cm" fo:padding-right="0.276cm"/>
    </style:style>
    <style:style style:name="gr2" style:family="graphic" style:parent-style-name="Default_5f_1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4.222cm" fo:min-width="3.067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53cm" svg:stroke-color="#000000" draw:marker-start-width="0.279cm" draw:marker-end-width="0.279cm" draw:fill="none" draw:fill-color="#ffffff" fo:min-height="4.159cm"/>
    </style:style>
    <style:style style:name="gr4" style:family="graphic" style:parent-style-name="Default_5f_1">
      <style:graphic-properties draw:stroke="none" svg:stroke-width="0.053cm" svg:stroke-color="#000000" draw:marker-start-width="0.279cm" draw:marker-end-width="0.279cm" draw:fill="none" draw:fill-color="#ffffff" fo:min-height="4.16cm"/>
    </style:style>
    <style:style style:name="gr5" style:family="graphic" style:parent-style-name="Default_5f_1">
      <style:graphic-properties draw:textarea-horizontal-align="justify" draw:textarea-vertical-align="middle" draw:auto-grow-height="false" fo:min-height="1.56cm" fo:min-width="1.672cm"/>
    </style:style>
    <style:style style:name="gr6" style:family="graphic" style:parent-style-name="Default_5f_1">
      <style:graphic-properties draw:textarea-horizontal-align="justify" draw:textarea-vertical-align="middle" draw:auto-grow-height="false" fo:min-height="1.559cm" fo:min-width="1.671cm"/>
    </style:style>
    <style:style style:name="gr7" style:family="graphic" style:parent-style-name="Default_5f_1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Default_5f_1">
      <style:graphic-properties draw:textarea-horizontal-align="justify" draw:textarea-vertical-align="middle" draw:auto-grow-height="false" fo:min-height="2.565cm" fo:min-width="2.316cm"/>
    </style:style>
    <style:style style:name="gr9" style:family="graphic" style:parent-style-name="Default_5f_1">
      <style:graphic-properties draw:textarea-horizontal-align="justify" draw:textarea-vertical-align="middle" draw:auto-grow-height="false" fo:min-height="2.565cm" fo:min-width="2.315cm"/>
    </style:style>
    <style:style style:name="gr10" style:family="graphic" style:parent-style-name="Default_5f_1">
      <style:graphic-properties draw:textarea-horizontal-align="justify" draw:textarea-vertical-align="middle" draw:auto-grow-height="false" fo:min-height="1.198cm" fo:min-width="4.675cm"/>
    </style:style>
    <style:style style:name="gr11" style:family="graphic" style:parent-style-name="Default_5f_1">
      <style:graphic-properties draw:textarea-horizontal-align="justify" draw:textarea-vertical-align="middle" draw:auto-grow-height="false" fo:min-height="1.197cm" fo:min-width="4.675cm"/>
    </style:style>
    <style:style style:name="gr12" style:family="graphic" style:parent-style-name="objectwithoutfill">
      <style:graphic-properties svg:stroke-width="0.212cm" draw:marker-start-width="0.516cm" draw:marker-end="Arrow" draw:marker-end-width="0.516cm" draw:fill="none" draw:textarea-vertical-align="middle" fo:padding-top="0.229cm" fo:padding-bottom="0.229cm" fo:padding-left="0.354cm" fo:padding-right="0.354cm"/>
    </style:style>
    <style:style style:name="gr13" style:family="graphic" style:parent-style-name="Default_5f_1">
      <style:graphic-properties draw:textarea-horizontal-align="justify" draw:textarea-vertical-align="middle" draw:auto-grow-height="false" fo:min-height="1.057cm" fo:min-width="4.528cm"/>
    </style:style>
    <style:style style:name="gr14" style:family="graphic" style:parent-style-name="Default_5f_1">
      <style:graphic-properties draw:textarea-horizontal-align="justify" draw:textarea-vertical-align="middle" draw:auto-grow-height="false" fo:min-height="1.058cm" fo:min-width="4.527cm"/>
    </style:style>
    <style:style style:name="gr15" style:family="graphic" style:parent-style-name="Default_5f_1">
      <style:graphic-properties draw:textarea-horizontal-align="justify" draw:textarea-vertical-align="middle" draw:auto-grow-height="false" fo:min-height="1.057cm" fo:min-width="4.527cm"/>
    </style:style>
    <style:style style:name="gr16" style:family="graphic" style:parent-style-name="Default_5f_1">
      <style:graphic-properties draw:textarea-horizontal-align="justify" draw:textarea-vertical-align="middle" draw:auto-grow-height="false" fo:min-height="1.058cm" fo:min-width="4.528cm"/>
    </style:style>
    <style:style style:name="gr17" style:family="graphic" style:parent-style-name="Default_5f_1">
      <style:graphic-properties draw:textarea-horizontal-align="justify" draw:textarea-vertical-align="middle" draw:auto-grow-height="false" fo:min-height="1.197cm" fo:min-width="4.666cm"/>
    </style:style>
    <style:style style:name="gr18" style:family="graphic" style:parent-style-name="Default_5f_1">
      <style:graphic-properties draw:textarea-horizontal-align="justify" draw:textarea-vertical-align="middle" draw:auto-grow-height="false" fo:min-height="1.198cm" fo:min-width="4.666cm"/>
    </style:style>
    <style:style style:name="gr19" style:family="graphic" style:parent-style-name="Default_5f_1">
      <style:graphic-properties draw:textarea-horizontal-align="justify" draw:textarea-vertical-align="middle" draw:auto-grow-height="false" fo:min-height="2.566cm" fo:min-width="2.315cm"/>
    </style:style>
    <style:style style:name="gr20" style:family="graphic" style:parent-style-name="objectwithoutfill">
      <style:graphic-properties svg:stroke-width="0.212cm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21" style:family="graphic" style:parent-style-name="objectwithoutfill">
      <style:graphic-properties svg:stroke-width="0.141cm" draw:marker-start-width="0.41cm" draw:marker-end="Arrow" draw:marker-end-width="0.41cm" draw:fill="none" draw:textarea-vertical-align="middle" fo:padding-top="0.194cm" fo:padding-bottom="0.194cm" fo:padding-left="0.319cm" fo:padding-right="0.319cm"/>
    </style:style>
    <style:style style:name="gr22" style:family="graphic" style:parent-style-name="objectwithoutfill">
      <style:graphic-properties svg:stroke-width="0.141cm" draw:marker-start-width="0.41cm" draw:marker-end-width="0.41cm" draw:fill="none" draw:textarea-vertical-align="middle" fo:padding-top="0.194cm" fo:padding-bottom="0.194cm" fo:padding-left="0.319cm" fo:padding-right="0.319cm"/>
    </style:style>
    <style:style style:name="gr23" style:family="graphic" style:parent-style-name="Default_5f_1">
      <style:graphic-properties draw:stroke="none" svg:stroke-color="#000000" draw:fill="none" draw:fill-color="#ffffff" fo:min-height="6.832cm"/>
    </style:style>
    <style:style style:name="gr24" style:family="graphic" style:parent-style-name="Default_5f_1">
      <style:graphic-properties draw:stroke="none" svg:stroke-color="#000000" draw:fill="none" draw:fill-color="#ffffff" fo:min-height="4.16cm"/>
    </style:style>
    <style:style style:name="gr25" style:family="graphic" style:parent-style-name="Default_5f_1">
      <style:graphic-properties draw:stroke="none" svg:stroke-color="#000000" draw:fill="none" draw:fill-color="#ffffff" fo:min-height="4.159cm"/>
    </style:style>
    <style:style style:name="gr26" style:family="graphic" style:parent-style-name="Default_5f_1">
      <style:graphic-properties draw:stroke="none" svg:stroke-color="#000000" draw:fill="none" draw:fill-color="#ffffff" fo:min-height="5.488cm"/>
    </style:style>
    <style:style style:name="gr27" style:family="graphic" style:parent-style-name="Default_5f_1">
      <style:graphic-properties draw:stroke="none" svg:stroke-color="#000000" draw:fill="none" draw:fill-color="#ffffff" fo:min-height="5.065cm"/>
    </style:style>
    <style:style style:name="gr28" style:family="graphic" style:parent-style-name="Default_5f_1">
      <style:graphic-properties draw:textarea-horizontal-align="justify" draw:textarea-vertical-align="middle" draw:auto-grow-height="false" fo:min-height="1.058cm" fo:min-width="4.526cm"/>
    </style:style>
    <style:style style:name="gr29" style:family="graphic" style:parent-style-name="Default_5f_1">
      <style:graphic-properties draw:textarea-horizontal-align="justify" draw:textarea-vertical-align="middle" draw:auto-grow-height="false" fo:min-height="1.057cm" fo:min-width="4.526cm"/>
    </style:style>
    <style:style style:name="gr30" style:family="graphic" style:parent-style-name="objectwithoutfill">
      <style:graphic-properties svg:stroke-width="0.212cm" draw:marker-start-width="0.516cm" draw:marker-end="Arrow" draw:marker-end-width="0.616cm" draw:fill="none" draw:textarea-vertical-align="middle" fo:padding-top="0.229cm" fo:padding-bottom="0.229cm" fo:padding-left="0.354cm" fo:padding-right="0.354cm"/>
    </style:style>
    <style:style style:name="gr31" style:family="graphic" style:parent-style-name="objectwithoutfill">
      <style:graphic-properties svg:stroke-width="0.141cm" draw:marker-start-width="0.411cm" draw:marker-end-width="0.411cm" draw:fill="none" draw:textarea-vertical-align="middle" fo:padding-top="0.195cm" fo:padding-bottom="0.195cm" fo:padding-left="0.32cm" fo:padding-right="0.32cm"/>
    </style:style>
    <style:style style:name="gr32" style:family="graphic" style:parent-style-name="objectwithoutfill">
      <style:graphic-properties draw:stroke="dash" draw:stroke-dash="Dashed_20__28_var_29_" svg:stroke-width="0.176cm" draw:marker-start-width="0.462cm" draw:marker-end-width="0.462cm" draw:fill="none" draw:textarea-vertical-align="middle" fo:padding-top="0.211cm" fo:padding-bottom="0.211cm" fo:padding-left="0.336cm" fo:padding-right="0.33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size="32pt" fo:font-weight="normal"/>
    </style:style>
    <style:style style:name="P7" style:family="paragraph">
      <loext:graphic-properties draw:fill="none" draw:fill-color="#ffffff"/>
      <style:paragraph-properties fo:text-align="center"/>
      <style:text-properties fo:font-size="32pt"/>
    </style:style>
    <style:style style:name="P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6pt"/>
    </style:style>
    <style:style style:name="T2" style:family="text">
      <style:text-properties fo:font-size="32pt" fo:font-weight="normal"/>
    </style:style>
    <style:style style:name="T3" style:family="text">
      <style:text-properties fo:font-size="3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1" draw:layer="layout" svg:width="3.619cm" svg:height="4.523cm" draw:transform="rotate (-3.14159265358979) translate (6.957cm 8.48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3.619cm" svg:height="4.524cm" draw:transform="rotate (-3.14159265358979) translate (6.595cm 8.83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3.619cm" svg:height="4.523cm" draw:transform="rotate (-3.14159265358979) translate (6.169cm 9.23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3.619cm" svg:height="4.409cm" svg:x="2.555cm" svg:y="4.706cm">
          <draw:text-box>
            <text:p text:style-name="P2"><text:span text:style-name="T1">C#</text:span></text:p>
            <text:p text:style-name="P2"><text:span text:style-name="T1">Source</text:span></text:p>
            <text:p text:style-name="P2"><text:span text:style-name="T1">Code</text:span></text:p>
            <text:p text:style-name="P2"><text:span text:style-name="T1">Files</text:span></text:p>
          </draw:text-box>
        </draw:frame>
        <draw:custom-shape draw:style-name="gr1" draw:text-style-name="P1" draw:layer="layout" svg:width="3.619cm" svg:height="4.523cm" draw:transform="rotate (-3.14159265358979) translate (6.958cm 14.85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3.619cm" svg:height="4.524cm" draw:transform="rotate (-3.14159265358979) translate (6.596cm 15.20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3.619cm" svg:height="4.523cm" draw:transform="rotate (-3.14159265358979) translate (6.17cm 15.60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3.619cm" svg:height="4.409cm" svg:x="2.556cm" svg:y="11.076cm">
          <draw:text-box>
            <text:p text:style-name="P2"><text:span text:style-name="T1">Java Source</text:span></text:p>
            <text:p text:style-name="P2"><text:span text:style-name="T1">Code</text:span></text:p>
            <text:p text:style-name="P2"><text:span text:style-name="T1">Files</text:span></text:p>
          </draw:text-box>
        </draw:frame>
        <draw:custom-shape draw:style-name="gr2" draw:text-style-name="P1" draw:layer="layout" svg:width="3.619cm" svg:height="4.524cm" draw:transform="rotate (-3.14159265358979) translate (6.96cm 21.11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3.619cm" svg:height="4.523cm" draw:transform="rotate (-3.14159265358979) translate (6.598cm 21.46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3.619cm" svg:height="4.524cm" draw:transform="rotate (-3.14159265358979) translate (6.172cm 21.87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3.619cm" svg:height="4.41cm" svg:x="2.558cm" svg:y="17.336cm">
          <draw:text-box>
            <text:p text:style-name="P2"><text:span text:style-name="T1">C++</text:span></text:p>
            <text:p text:style-name="P2"><text:span text:style-name="T1">Source</text:span></text:p>
            <text:p text:style-name="P2"><text:span text:style-name="T1">Code</text:span></text:p>
            <text:p text:style-name="P2"><text:span text:style-name="T1">Files</text:span></text:p>
          </draw:text-box>
        </draw:frame>
        <draw:custom-shape draw:style-name="gr5" draw:text-style-name="P2" xml:id="id4" draw:id="id4" draw:layer="layout" svg:width="2.172cm" svg:height="1.81cm" svg:x="11.25cm" svg:y="10.4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172cm" svg:height="1.81cm" svg:x="15.809cm" svg:y="10.4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171cm" svg:height="1.809cm" svg:x="17.377cm" svg:y="13.6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171cm" svg:height="1.809cm" svg:x="14.1cm" svg:y="13.683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185cm" svg:y1="13.683cm" svg:x2="16.895cm" svg:y2="12.216cm" draw:start-shape="id1" draw:start-glue-point="0" draw:end-shape="id2" draw:end-glue-point="2" svg:d="M15185 13683v-734h1710v-733" svg:viewBox="0 0 1711 1468">
          <text:p/>
        </draw:connector>
        <draw:connector draw:style-name="gr7" draw:text-style-name="P2" draw:layer="layout" svg:x1="18.462cm" svg:y1="13.683cm" svg:x2="16.895cm" svg:y2="12.216cm" draw:start-shape="id3" draw:start-glue-point="0" draw:end-shape="id2" draw:end-glue-point="2" svg:d="M18462 13683v-734h-1567v-733" svg:viewBox="0 0 1568 1468">
          <text:p/>
        </draw:connector>
        <draw:connector draw:style-name="gr7" draw:text-style-name="P2" draw:layer="layout" svg:x1="13.422cm" svg:y1="11.311cm" svg:x2="15.809cm" svg:y2="11.311cm" draw:start-shape="id4" draw:start-glue-point="1" draw:end-shape="id2" draw:end-glue-point="3" svg:d="M13422 11311h2387" svg:viewBox="0 0 2388 1">
          <text:p/>
        </draw:connector>
        <draw:custom-shape draw:style-name="gr8" draw:text-style-name="P2" xml:id="id52" draw:id="id52" draw:layer="layout" svg:width="3.98cm" svg:height="3.981cm" svg:x="23.52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6" draw:id="id56" draw:layer="layout" svg:width="3.981cm" svg:height="3.981cm" svg:x="23.53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0" draw:id="id60" draw:layer="layout" svg:width="3.98cm" svg:height="3.981cm" svg:x="23.532cm" svg:y="1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3" draw:id="id53" draw:layer="layout" svg:width="5.175cm" svg:height="1.448cm" svg:x="30.947cm" svg:y="4.0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5.175cm" svg:height="1.448cm" svg:x="30.947cm" svg:y="5.9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5.175cm" svg:height="1.447cm" svg:x="30.947cm" svg:y="7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7" draw:id="id57" draw:layer="layout" svg:width="5.175cm" svg:height="1.448cm" svg:x="30.947cm" svg:y="10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8" draw:id="id58" draw:layer="layout" svg:width="5.175cm" svg:height="1.448cm" svg:x="30.947cm" svg:y="12.1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9" draw:id="id59" draw:layer="layout" svg:width="5.175cm" svg:height="1.448cm" svg:x="30.947cm" svg:y="14.0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1" draw:id="id61" draw:layer="layout" svg:width="5.175cm" svg:height="1.448cm" svg:x="30.947cm" svg:y="16.4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2" draw:id="id62" draw:layer="layout" svg:width="5.175cm" svg:height="1.447cm" svg:x="30.947cm" svg:y="18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3" draw:id="id63" draw:layer="layout" svg:width="5.175cm" svg:height="1.447cm" svg:x="30.947cm" svg:y="20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5.175cm" svg:height="1.448cm" svg:x="40.493cm" svg:y="4.0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5.175cm" svg:height="1.448cm" svg:x="40.493cm" svg:y="5.9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5.175cm" svg:height="1.447cm" svg:x="40.493cm" svg:y="7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5.175cm" svg:height="1.448cm" svg:x="40.493cm" svg:y="10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5.175cm" svg:height="1.448cm" svg:x="40.493cm" svg:y="12.1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5.175cm" svg:height="1.448cm" svg:x="40.493cm" svg:y="14.0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5.175cm" svg:height="1.448cm" svg:x="40.493cm" svg:y="16.4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5.175cm" svg:height="1.447cm" svg:x="40.493cm" svg:y="18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6" draw:id="id16" draw:layer="layout" svg:width="5.175cm" svg:height="1.447cm" svg:x="40.493cm" svg:y="20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5.175cm" svg:height="1.448cm" svg:x="49.754cm" svg:y="5.9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5.175cm" svg:height="1.448cm" svg:x="49.754cm" svg:y="12.1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5.175cm" svg:height="1.447cm" svg:x="49.754cm" svg:y="18.31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45.668cm" svg:y1="4.787cm" svg:x2="49.754cm" svg:y2="6.639cm" draw:start-shape="id5" draw:start-glue-point="1" draw:end-shape="id6" draw:end-glue-point="3" svg:d="M45668 4787l4086 1852" svg:viewBox="0 0 4087 1853">
          <text:p/>
        </draw:connector>
        <draw:connector draw:style-name="gr12" draw:text-style-name="P4" draw:layer="layout" draw:type="line" svg:x1="45.668cm" svg:y1="6.639cm" svg:x2="49.754cm" svg:y2="6.639cm" draw:start-shape="id7" draw:start-glue-point="1" draw:end-shape="id6" svg:d="M45668 6639h4086" svg:viewBox="0 0 4087 1">
          <text:p/>
        </draw:connector>
        <draw:connector draw:style-name="gr12" draw:text-style-name="P4" draw:layer="layout" draw:type="line" svg:x1="45.668cm" svg:y1="8.491cm" svg:x2="49.754cm" svg:y2="6.639cm" draw:start-shape="id8" draw:start-glue-point="1" draw:end-shape="id6" draw:end-glue-point="3" svg:d="M45668 8491l4086-1852" svg:viewBox="0 0 4087 1853">
          <text:p/>
        </draw:connector>
        <draw:connector draw:style-name="gr12" draw:text-style-name="P4" draw:layer="layout" draw:type="line" svg:x1="45.668cm" svg:y1="11.056cm" svg:x2="49.754cm" svg:y2="12.908cm" draw:start-shape="id9" draw:start-glue-point="1" draw:end-shape="id10" draw:end-glue-point="3" svg:d="M45668 11056l4086 1852" svg:viewBox="0 0 4087 1853">
          <text:p/>
        </draw:connector>
        <draw:connector draw:style-name="gr12" draw:text-style-name="P4" draw:layer="layout" draw:type="line" svg:x1="45.668cm" svg:y1="12.908cm" svg:x2="49.754cm" svg:y2="12.908cm" draw:start-shape="id11" draw:start-glue-point="1" draw:end-shape="id10" draw:end-glue-point="3" svg:d="M45668 12908h4086" svg:viewBox="0 0 4087 1">
          <text:p/>
        </draw:connector>
        <draw:connector draw:style-name="gr12" draw:text-style-name="P4" draw:layer="layout" draw:type="line" svg:x1="45.668cm" svg:y1="14.76cm" svg:x2="49.754cm" svg:y2="12.908cm" draw:start-shape="id12" draw:start-glue-point="1" draw:end-shape="id10" draw:end-glue-point="3" svg:d="M45668 14760l4086-1852" svg:viewBox="0 0 4087 1853">
          <text:p/>
        </draw:connector>
        <draw:connector draw:style-name="gr12" draw:text-style-name="P4" draw:layer="layout" draw:type="line" svg:x1="45.668cm" svg:y1="17.182cm" svg:x2="49.754cm" svg:y2="19.034cm" draw:start-shape="id13" draw:start-glue-point="1" draw:end-shape="id14" draw:end-glue-point="3" svg:d="M45668 17182l4086 1852" svg:viewBox="0 0 4087 1853">
          <text:p/>
        </draw:connector>
        <draw:connector draw:style-name="gr12" draw:text-style-name="P4" draw:layer="layout" draw:type="line" svg:x1="45.668cm" svg:y1="19.034cm" svg:x2="49.754cm" svg:y2="19.034cm" draw:start-shape="id15" draw:start-glue-point="1" draw:end-shape="id14" draw:end-glue-point="3" svg:d="M45668 19034h4086" svg:viewBox="0 0 4087 1">
          <text:p/>
        </draw:connector>
        <draw:connector draw:style-name="gr12" draw:text-style-name="P4" draw:layer="layout" draw:type="line" svg:x1="45.668cm" svg:y1="20.886cm" svg:x2="49.754cm" svg:y2="19.034cm" draw:start-shape="id16" draw:start-glue-point="1" draw:end-shape="id14" draw:end-glue-point="3" svg:d="M45668 20886l4086-1852" svg:viewBox="0 0 4087 1853">
          <text:p/>
        </draw:connector>
        <draw:custom-shape draw:style-name="gr13" draw:text-style-name="P2" xml:id="id23" draw:id="id23" draw:layer="layout" svg:width="5.168cm" svg:height="1.447cm" svg:x="58.989cm" svg:y="16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4" draw:id="id24" draw:layer="layout" svg:width="5.167cm" svg:height="1.448cm" svg:x="58.991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5" draw:id="id25" draw:layer="layout" svg:width="5.167cm" svg:height="1.447cm" svg:x="58.993cm" svg:y="20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7" draw:id="id17" draw:layer="layout" svg:width="5.167cm" svg:height="1.447cm" svg:x="58.991cm" svg:y="10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5.167cm" svg:height="1.448cm" svg:x="58.993cm" svg:y="12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9" draw:id="id19" draw:layer="layout" svg:width="5.167cm" svg:height="1.447cm" svg:x="58.995cm" svg:y="14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0" draw:id="id20" draw:layer="layout" svg:width="5.167cm" svg:height="1.448cm" svg:x="58.993cm" svg:y="4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1" draw:id="id21" draw:layer="layout" svg:width="5.167cm" svg:height="1.447cm" svg:x="58.995cm" svg:y="5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2" draw:id="id22" draw:layer="layout" svg:width="5.168cm" svg:height="1.448cm" svg:x="58.996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line" svg:x1="54.929cm" svg:y1="12.908cm" svg:x2="58.991cm" svg:y2="11.034cm" draw:start-shape="id10" draw:start-glue-point="1" draw:end-shape="id17" draw:end-glue-point="3" svg:d="M54929 12908l4062-1874" svg:viewBox="0 0 4063 1875">
          <text:p/>
        </draw:connector>
        <draw:connector draw:style-name="gr12" draw:text-style-name="P4" draw:layer="layout" draw:type="line" svg:x1="54.929cm" svg:y1="12.908cm" svg:x2="58.993cm" svg:y2="12.888cm" draw:start-shape="id10" draw:start-glue-point="1" draw:end-shape="id18" draw:end-glue-point="3" svg:d="M54929 12908l4064-20" svg:viewBox="0 0 4065 21">
          <text:p/>
        </draw:connector>
        <draw:connector draw:style-name="gr12" draw:text-style-name="P4" draw:layer="layout" draw:type="line" svg:x1="54.929cm" svg:y1="12.908cm" svg:x2="58.995cm" svg:y2="14.741cm" draw:start-shape="id10" draw:start-glue-point="1" draw:end-shape="id19" draw:end-glue-point="3" svg:d="M54929 12908l4066 1833" svg:viewBox="0 0 4067 1834">
          <text:p/>
        </draw:connector>
        <draw:connector draw:style-name="gr12" draw:text-style-name="P4" draw:layer="layout" draw:type="line" svg:x1="54.929cm" svg:y1="6.639cm" svg:x2="58.993cm" svg:y2="4.767cm" draw:start-shape="id6" draw:start-glue-point="1" draw:end-shape="id20" draw:end-glue-point="3" svg:d="M54929 6639l4064-1872" svg:viewBox="0 0 4065 1873">
          <text:p/>
        </draw:connector>
        <draw:connector draw:style-name="gr12" draw:text-style-name="P4" draw:layer="layout" draw:type="line" svg:x1="54.929cm" svg:y1="6.639cm" svg:x2="58.995cm" svg:y2="6.62cm" draw:start-shape="id6" draw:start-glue-point="1" draw:end-shape="id21" draw:end-glue-point="3" svg:d="M54929 6639l4066-19" svg:viewBox="0 0 4067 20">
          <text:p/>
        </draw:connector>
        <draw:connector draw:style-name="gr12" draw:text-style-name="P4" draw:layer="layout" draw:type="line" svg:x1="54.929cm" svg:y1="6.639cm" svg:x2="58.996cm" svg:y2="8.474cm" draw:start-shape="id6" draw:start-glue-point="1" draw:end-shape="id22" draw:end-glue-point="3" svg:d="M54929 6639l4067 1835" svg:viewBox="0 0 4068 1836">
          <text:p/>
        </draw:connector>
        <draw:connector draw:style-name="gr12" draw:text-style-name="P4" draw:layer="layout" draw:type="line" svg:x1="54.929cm" svg:y1="19.034cm" svg:x2="58.989cm" svg:y2="17.159cm" draw:start-shape="id14" draw:start-glue-point="1" draw:end-shape="id23" draw:end-glue-point="3" svg:d="M54929 19034l4060-1875" svg:viewBox="0 0 4061 1876">
          <text:p/>
        </draw:connector>
        <draw:connector draw:style-name="gr12" draw:text-style-name="P4" draw:layer="layout" draw:type="line" svg:x1="54.929cm" svg:y1="19.034cm" svg:x2="58.991cm" svg:y2="19.013cm" draw:start-shape="id14" draw:start-glue-point="1" draw:end-shape="id24" draw:end-glue-point="3" svg:d="M54929 19034l4062-21" svg:viewBox="0 0 4063 22">
          <text:p/>
        </draw:connector>
        <draw:connector draw:style-name="gr12" draw:text-style-name="P4" draw:layer="layout" draw:type="line" svg:x1="54.929cm" svg:y1="19.034cm" svg:x2="58.993cm" svg:y2="20.866cm" draw:start-shape="id14" draw:start-glue-point="1" draw:end-shape="id25" draw:end-glue-point="3" svg:d="M54929 19034l4064 1832" svg:viewBox="0 0 4065 1833">
          <text:p/>
        </draw:connector>
        <draw:custom-shape draw:style-name="gr17" draw:text-style-name="P2" xml:id="id26" draw:id="id26" draw:layer="layout" svg:width="5.166cm" svg:height="1.447cm" svg:x="10.944cm" svg:y="35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8" draw:id="id28" draw:layer="layout" svg:width="5.166cm" svg:height="1.447cm" svg:x="10.944cm" svg:y="37.4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29" draw:id="id29" draw:layer="layout" svg:width="5.166cm" svg:height="1.448cm" svg:x="10.944cm" svg:y="39.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0" draw:id="id30" draw:layer="layout" svg:width="5.166cm" svg:height="1.447cm" svg:x="10.944cm" svg:y="41.8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2" draw:id="id32" draw:layer="layout" svg:width="5.166cm" svg:height="1.448cm" svg:x="10.944cm" svg:y="43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3" draw:id="id33" draw:layer="layout" svg:width="5.166cm" svg:height="1.447cm" svg:x="10.944cm" svg:y="45.5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4" draw:id="id34" draw:layer="layout" svg:width="5.166cm" svg:height="1.448cm" svg:x="10.944cm" svg:y="47.9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6" draw:id="id36" draw:layer="layout" svg:width="5.166cm" svg:height="1.448cm" svg:x="10.944cm" svg:y="49.8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7" draw:id="id37" draw:layer="layout" svg:width="5.166cm" svg:height="1.448cm" svg:x="10.944cm" svg:y="51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27" draw:id="id27" draw:layer="layout" svg:width="5.166cm" svg:height="1.447cm" svg:x="20.917cm" svg:y="37.4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1" draw:id="id31" draw:layer="layout" svg:width="5.166cm" svg:height="1.448cm" svg:x="20.917cm" svg:y="43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5" draw:id="id35" draw:layer="layout" svg:width="5.166cm" svg:height="1.448cm" svg:x="20.917cm" svg:y="49.8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8" draw:id="id38" draw:layer="layout" svg:width="5.166cm" svg:height="1.447cm" svg:x="30.89cm" svg:y="37.4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39" draw:id="id39" draw:layer="layout" svg:width="5.166cm" svg:height="1.448cm" svg:x="30.89cm" svg:y="43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0" draw:id="id40" draw:layer="layout" svg:width="5.166cm" svg:height="1.448cm" svg:x="30.89cm" svg:y="49.8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5" draw:id="id45" draw:layer="layout" svg:width="5.166cm" svg:height="1.447cm" svg:x="40.864cm" svg:y="35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6" draw:id="id46" draw:layer="layout" svg:width="5.166cm" svg:height="1.448cm" svg:x="40.864cm" svg:y="39.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4" draw:id="id44" draw:layer="layout" svg:width="5.166cm" svg:height="1.447cm" svg:x="40.864cm" svg:y="41.8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43" draw:id="id43" draw:layer="layout" svg:width="5.166cm" svg:height="1.447cm" svg:x="40.864cm" svg:y="45.5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1" draw:id="id41" draw:layer="layout" svg:width="5.166cm" svg:height="1.448cm" svg:x="40.864cm" svg:y="47.9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2" draw:id="id42" draw:layer="layout" svg:width="5.166cm" svg:height="1.448cm" svg:x="40.864cm" svg:y="51.6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51" draw:id="id51" draw:layer="layout" svg:width="3.981cm" svg:height="3.98cm" svg:x="59.804cm" svg:y="4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7" draw:id="id47" draw:layer="layout" svg:width="5.166cm" svg:height="1.447cm" svg:x="50.837cm" svg:y="35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8" draw:id="id48" draw:layer="layout" svg:width="5.166cm" svg:height="1.448cm" svg:x="50.837cm" svg:y="40.5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9" draw:id="id49" draw:layer="layout" svg:width="5.166cm" svg:height="1.448cm" svg:x="50.837cm" svg:y="46.8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50" draw:id="id50" draw:layer="layout" svg:width="5.166cm" svg:height="1.448cm" svg:x="50.837cm" svg:y="51.6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11cm" svg:y1="36.279cm" svg:x2="20.917cm" svg:y2="38.131cm" draw:start-shape="id26" draw:start-glue-point="1" draw:end-shape="id27" draw:end-glue-point="3" svg:d="M16110 36279l4807 1852" svg:viewBox="0 0 4808 1853">
          <text:p/>
        </draw:connector>
        <draw:connector draw:style-name="gr12" draw:text-style-name="P4" draw:layer="layout" draw:type="line" svg:x1="16.11cm" svg:y1="38.131cm" svg:x2="20.917cm" svg:y2="38.131cm" draw:start-shape="id28" draw:start-glue-point="1" draw:end-shape="id27" draw:end-glue-point="3" svg:d="M16110 38131h4807" svg:viewBox="0 0 4808 1">
          <text:p/>
        </draw:connector>
        <draw:connector draw:style-name="gr12" draw:text-style-name="P4" draw:layer="layout" draw:type="line" svg:x1="16.11cm" svg:y1="39.984cm" svg:x2="20.917cm" svg:y2="38.131cm" draw:start-shape="id29" draw:start-glue-point="1" draw:end-shape="id27" draw:end-glue-point="3" svg:d="M16110 39984l4807-1853" svg:viewBox="0 0 4808 1854">
          <text:p/>
        </draw:connector>
        <draw:connector draw:style-name="gr12" draw:text-style-name="P4" draw:layer="layout" draw:type="line" svg:x1="16.11cm" svg:y1="42.548cm" svg:x2="20.917cm" svg:y2="44.422cm" draw:start-shape="id30" draw:start-glue-point="1" draw:end-shape="id31" draw:end-glue-point="3" svg:d="M16110 42548l4807 1874" svg:viewBox="0 0 4808 1875">
          <text:p/>
        </draw:connector>
        <draw:connector draw:style-name="gr12" draw:text-style-name="P4" draw:layer="layout" draw:type="line" svg:x1="16.11cm" svg:y1="44.422cm" svg:x2="20.917cm" svg:y2="44.422cm" draw:start-shape="id32" draw:start-glue-point="1" draw:end-shape="id31" draw:end-glue-point="3" svg:d="M16110 44422h4807" svg:viewBox="0 0 4808 1">
          <text:p/>
        </draw:connector>
        <draw:connector draw:style-name="gr12" draw:text-style-name="P4" draw:layer="layout" draw:type="line" svg:x1="16.11cm" svg:y1="46.252cm" svg:x2="20.917cm" svg:y2="44.422cm" draw:start-shape="id33" draw:start-glue-point="1" draw:end-shape="id31" draw:end-glue-point="3" svg:d="M16110 46252l4807-1830" svg:viewBox="0 0 4808 1831">
          <text:p/>
        </draw:connector>
        <draw:connector draw:style-name="gr12" draw:text-style-name="P4" draw:layer="layout" draw:type="line" svg:x1="16.11cm" svg:y1="48.675cm" svg:x2="20.917cm" svg:y2="50.527cm" draw:start-shape="id34" draw:start-glue-point="1" draw:end-shape="id35" draw:end-glue-point="3" svg:d="M16110 48675l4807 1852" svg:viewBox="0 0 4808 1853">
          <text:p/>
        </draw:connector>
        <draw:connector draw:style-name="gr12" draw:text-style-name="P4" draw:layer="layout" draw:type="line" svg:x1="16.11cm" svg:y1="50.527cm" svg:x2="20.917cm" svg:y2="50.527cm" draw:start-shape="id36" draw:start-glue-point="1" draw:end-shape="id35" draw:end-glue-point="3" svg:d="M16110 50527h4807" svg:viewBox="0 0 4808 1">
          <text:p/>
        </draw:connector>
        <draw:connector draw:style-name="gr12" draw:text-style-name="P4" draw:layer="layout" draw:type="line" svg:x1="16.11cm" svg:y1="52.379cm" svg:x2="20.917cm" svg:y2="50.527cm" draw:start-shape="id37" draw:start-glue-point="1" draw:end-shape="id35" draw:end-glue-point="3" svg:d="M16110 52379l4807-1852" svg:viewBox="0 0 4808 1853">
          <text:p/>
        </draw:connector>
        <draw:connector draw:style-name="gr12" draw:text-style-name="P4" draw:layer="layout" draw:type="line" svg:x1="26.083cm" svg:y1="38.131cm" svg:x2="30.89cm" svg:y2="38.131cm" draw:start-shape="id27" draw:start-glue-point="1" draw:end-shape="id38" draw:end-glue-point="3" svg:d="M26083 38131h4807" svg:viewBox="0 0 4808 1">
          <text:p/>
        </draw:connector>
        <draw:connector draw:style-name="gr12" draw:text-style-name="P4" draw:layer="layout" draw:type="line" svg:x1="26.083cm" svg:y1="44.422cm" svg:x2="30.89cm" svg:y2="44.422cm" draw:start-shape="id31" draw:start-glue-point="1" draw:end-shape="id39" draw:end-glue-point="3" svg:d="M26083 44422h4807" svg:viewBox="0 0 4808 1">
          <text:p/>
        </draw:connector>
        <draw:connector draw:style-name="gr12" draw:text-style-name="P4" draw:layer="layout" draw:type="line" svg:x1="26.083cm" svg:y1="50.527cm" svg:x2="30.89cm" svg:y2="50.527cm" draw:start-shape="id35" draw:start-glue-point="1" draw:end-shape="id40" draw:end-glue-point="3" svg:d="M26083 50527h4807" svg:viewBox="0 0 4808 1">
          <text:p/>
        </draw:connector>
        <draw:connector draw:style-name="gr12" draw:text-style-name="P4" draw:layer="layout" draw:type="line" svg:x1="36.056cm" svg:y1="50.527cm" svg:x2="40.864cm" svg:y2="48.675cm" draw:start-shape="id40" draw:start-glue-point="1" draw:end-shape="id41" draw:end-glue-point="3" svg:d="M36056 50527l4808-1852" svg:viewBox="0 0 4809 1853">
          <text:p/>
        </draw:connector>
        <draw:connector draw:style-name="gr12" draw:text-style-name="P4" draw:layer="layout" draw:type="line" svg:x1="36.056cm" svg:y1="50.527cm" svg:x2="40.864cm" svg:y2="52.379cm" draw:start-shape="id40" draw:start-glue-point="1" draw:end-shape="id42" draw:end-glue-point="3" svg:d="M36056 50527l4808 1852" svg:viewBox="0 0 4809 1853">
          <text:p/>
        </draw:connector>
        <draw:connector draw:style-name="gr12" draw:text-style-name="P4" draw:layer="layout" draw:type="line" svg:x1="36.056cm" svg:y1="44.422cm" svg:x2="40.864cm" svg:y2="46.252cm" draw:start-shape="id39" draw:start-glue-point="1" draw:end-shape="id43" draw:end-glue-point="3" svg:d="M36056 44422l4808 1830" svg:viewBox="0 0 4809 1831">
          <text:p/>
        </draw:connector>
        <draw:connector draw:style-name="gr12" draw:text-style-name="P4" draw:layer="layout" draw:type="line" svg:x1="36.056cm" svg:y1="44.422cm" svg:x2="40.864cm" svg:y2="42.548cm" draw:start-shape="id39" draw:start-glue-point="1" draw:end-shape="id44" svg:d="M36056 44422l4808-1874" svg:viewBox="0 0 4809 1875">
          <text:p/>
        </draw:connector>
        <draw:connector draw:style-name="gr12" draw:text-style-name="P4" draw:layer="layout" draw:type="line" svg:x1="36.056cm" svg:y1="38.131cm" svg:x2="40.864cm" svg:y2="36.279cm" draw:start-shape="id38" draw:start-glue-point="1" draw:end-shape="id45" svg:d="M36056 38131l4808-1852" svg:viewBox="0 0 4809 1853">
          <text:p/>
        </draw:connector>
        <draw:connector draw:style-name="gr20" draw:text-style-name="P4" draw:layer="layout" draw:type="line" svg:x1="36.056cm" svg:y1="38.131cm" svg:x2="40.864cm" svg:y2="39.984cm" draw:start-shape="id38" draw:start-glue-point="1" draw:end-shape="id46" svg:d="M36056 38131l4808 1853" svg:viewBox="0 0 4809 1854">
          <text:p/>
        </draw:connector>
        <draw:connector draw:style-name="gr12" draw:text-style-name="P4" draw:layer="layout" draw:type="line" svg:x1="46.03cm" svg:y1="36.279cm" svg:x2="50.837cm" svg:y2="36.279cm" draw:start-shape="id45" draw:start-glue-point="1" draw:end-shape="id47" draw:end-glue-point="3" svg:d="M46030 36279h4807" svg:viewBox="0 0 4808 1">
          <text:p/>
        </draw:connector>
        <draw:connector draw:style-name="gr12" draw:text-style-name="P4" draw:layer="layout" draw:type="line" svg:x1="46.03cm" svg:y1="39.984cm" svg:x2="50.837cm" svg:y2="41.266cm" draw:start-shape="id46" draw:start-glue-point="1" draw:end-shape="id48" draw:end-glue-point="3" svg:d="M46030 39984l4807 1282" svg:viewBox="0 0 4808 1283">
          <text:p/>
        </draw:connector>
        <draw:connector draw:style-name="gr12" draw:text-style-name="P4" draw:layer="layout" draw:type="line" svg:x1="46.03cm" svg:y1="42.548cm" svg:x2="50.837cm" svg:y2="41.266cm" draw:start-shape="id44" draw:start-glue-point="1" draw:end-shape="id48" draw:end-glue-point="3" svg:d="M46030 42548l4807-1282" svg:viewBox="0 0 4808 1283">
          <text:p/>
        </draw:connector>
        <draw:connector draw:style-name="gr12" draw:text-style-name="P4" draw:layer="layout" draw:type="line" svg:x1="46.03cm" svg:y1="46.252cm" svg:x2="50.837cm" svg:y2="47.535cm" draw:start-shape="id43" draw:start-glue-point="1" draw:end-shape="id49" draw:end-glue-point="3" svg:d="M46030 46252l4807 1283" svg:viewBox="0 0 4808 1284">
          <text:p/>
        </draw:connector>
        <draw:connector draw:style-name="gr12" draw:text-style-name="P4" draw:layer="layout" draw:type="line" svg:x1="46.03cm" svg:y1="48.675cm" svg:x2="50.837cm" svg:y2="47.535cm" draw:start-shape="id41" draw:start-glue-point="1" draw:end-shape="id49" draw:end-glue-point="3" svg:d="M46030 48675l4807-1140" svg:viewBox="0 0 4808 1141">
          <text:p/>
        </draw:connector>
        <draw:connector draw:style-name="gr12" draw:text-style-name="P4" draw:layer="layout" draw:type="line" svg:x1="46.03cm" svg:y1="52.379cm" svg:x2="50.837cm" svg:y2="52.379cm" draw:start-shape="id42" draw:start-glue-point="1" draw:end-shape="id50" svg:d="M46030 52379h4807" svg:viewBox="0 0 4808 1">
          <text:p/>
        </draw:connector>
        <draw:connector draw:style-name="gr21" draw:text-style-name="P4" draw:layer="layout" draw:type="line" svg:x1="56.003cm" svg:y1="36.279cm" svg:x2="59.804cm" svg:y2="44.422cm" draw:start-shape="id47" draw:start-glue-point="1" draw:end-shape="id51" draw:end-glue-point="6" svg:d="M56003 36279l3801 8143" svg:viewBox="0 0 3802 8144">
          <text:p/>
        </draw:connector>
        <draw:connector draw:style-name="gr12" draw:text-style-name="P4" draw:layer="layout" draw:type="line" svg:x1="56.003cm" svg:y1="41.266cm" svg:x2="59.804cm" svg:y2="44.422cm" draw:start-shape="id48" draw:start-glue-point="1" draw:end-shape="id51" draw:end-glue-point="6" svg:d="M56003 41266l3801 3156" svg:viewBox="0 0 3802 3157">
          <text:p/>
        </draw:connector>
        <draw:connector draw:style-name="gr12" draw:text-style-name="P4" draw:layer="layout" draw:type="line" svg:x1="56.003cm" svg:y1="47.535cm" svg:x2="59.804cm" svg:y2="44.422cm" draw:start-shape="id49" draw:start-glue-point="1" draw:end-shape="id51" draw:end-glue-point="6" svg:d="M56003 47535l3801-3113" svg:viewBox="0 0 3802 3114">
          <text:p/>
        </draw:connector>
        <draw:connector draw:style-name="gr12" draw:text-style-name="P4" draw:layer="layout" draw:type="line" svg:x1="56.003cm" svg:y1="52.379cm" svg:x2="59.804cm" svg:y2="44.422cm" draw:start-shape="id50" draw:start-glue-point="1" draw:end-shape="id51" draw:end-glue-point="6" svg:d="M56003 52379l3801-7957" svg:viewBox="0 0 3802 7958">
          <text:p/>
        </draw:connector>
        <draw:connector draw:style-name="gr12" draw:text-style-name="P4" draw:layer="layout" draw:type="line" svg:x1="27.509cm" svg:y1="6.674cm" svg:x2="30.947cm" svg:y2="4.787cm" draw:start-shape="id52" draw:start-glue-point="10" draw:end-shape="id53" draw:end-glue-point="3" svg:d="M27509 6674l3438-1887" svg:viewBox="0 0 3439 1888">
          <text:p/>
        </draw:connector>
        <draw:connector draw:style-name="gr12" draw:text-style-name="P4" draw:layer="layout" draw:type="line" svg:x1="27.509cm" svg:y1="6.674cm" svg:x2="30.947cm" svg:y2="6.639cm" draw:start-shape="id52" draw:start-glue-point="10" draw:end-shape="id54" draw:end-glue-point="3" svg:d="M27509 6674l3438-35" svg:viewBox="0 0 3439 36">
          <text:p/>
        </draw:connector>
        <draw:connector draw:style-name="gr12" draw:text-style-name="P4" draw:layer="layout" draw:type="line" svg:x1="27.509cm" svg:y1="6.674cm" svg:x2="30.947cm" svg:y2="8.491cm" draw:start-shape="id52" draw:start-glue-point="10" draw:end-shape="id55" draw:end-glue-point="3" svg:d="M27509 6674l3438 1817" svg:viewBox="0 0 3439 1818">
          <text:p/>
        </draw:connector>
        <draw:connector draw:style-name="gr12" draw:text-style-name="P4" draw:layer="layout" draw:type="line" svg:x1="27.511cm" svg:y1="12.944cm" svg:x2="30.947cm" svg:y2="11.056cm" draw:start-shape="id56" draw:start-glue-point="10" draw:end-shape="id57" draw:end-glue-point="3" svg:d="M27511 12944l3436-1888" svg:viewBox="0 0 3437 1889">
          <text:p/>
        </draw:connector>
        <draw:connector draw:style-name="gr12" draw:text-style-name="P4" draw:layer="layout" draw:type="line" svg:x1="27.511cm" svg:y1="12.944cm" svg:x2="30.947cm" svg:y2="12.908cm" draw:start-shape="id56" draw:start-glue-point="10" draw:end-shape="id58" draw:end-glue-point="3" svg:d="M27511 12944l3436-36" svg:viewBox="0 0 3437 37">
          <text:p/>
        </draw:connector>
        <draw:connector draw:style-name="gr12" draw:text-style-name="P4" draw:layer="layout" draw:type="line" svg:x1="27.511cm" svg:y1="12.944cm" svg:x2="30.947cm" svg:y2="14.76cm" draw:start-shape="id56" draw:start-glue-point="10" draw:end-shape="id59" svg:d="M27511 12944l3436 1816" svg:viewBox="0 0 3437 1817">
          <text:p/>
        </draw:connector>
        <draw:connector draw:style-name="gr12" draw:text-style-name="P4" draw:layer="layout" draw:type="line" svg:x1="27.512cm" svg:y1="19.072cm" svg:x2="30.947cm" svg:y2="17.182cm" draw:start-shape="id60" draw:start-glue-point="10" draw:end-shape="id61" draw:end-glue-point="3" svg:d="M27512 19072l3435-1890" svg:viewBox="0 0 3436 1891">
          <text:p/>
        </draw:connector>
        <draw:connector draw:style-name="gr12" draw:text-style-name="P4" draw:layer="layout" draw:type="line" svg:x1="27.512cm" svg:y1="19.072cm" svg:x2="30.947cm" svg:y2="19.034cm" draw:start-shape="id60" draw:start-glue-point="10" draw:end-shape="id62" draw:end-glue-point="3" svg:d="M27512 19072l3435-38" svg:viewBox="0 0 3436 39">
          <text:p/>
        </draw:connector>
        <draw:connector draw:style-name="gr12" draw:text-style-name="P4" draw:layer="layout" draw:type="line" svg:x1="27.512cm" svg:y1="19.072cm" svg:x2="30.947cm" svg:y2="20.886cm" draw:start-shape="id60" draw:start-glue-point="10" draw:end-shape="id63" draw:end-glue-point="3" svg:d="M27512 19072l3435 1814" svg:viewBox="0 0 3436 1815">
          <text:p/>
        </draw:connector>
        <draw:connector draw:style-name="gr12" draw:text-style-name="P4" draw:layer="layout" draw:type="line" svg:x1="36.122cm" svg:y1="20.886cm" svg:x2="40.493cm" svg:y2="20.886cm" draw:start-shape="id63" draw:start-glue-point="1" draw:end-shape="id16" svg:d="M36122 20886h4371" svg:viewBox="0 0 4372 1">
          <text:p/>
        </draw:connector>
        <draw:connector draw:style-name="gr12" draw:text-style-name="P4" draw:layer="layout" draw:type="line" svg:x1="36.122cm" svg:y1="19.034cm" svg:x2="40.493cm" svg:y2="19.034cm" draw:start-shape="id62" draw:start-glue-point="1" draw:end-shape="id15" draw:end-glue-point="3" svg:d="M36122 19034h4371" svg:viewBox="0 0 4372 1">
          <text:p/>
        </draw:connector>
        <draw:connector draw:style-name="gr12" draw:text-style-name="P4" draw:layer="layout" draw:type="line" svg:x1="36.122cm" svg:y1="17.182cm" svg:x2="40.493cm" svg:y2="17.182cm" draw:start-shape="id61" draw:start-glue-point="1" draw:end-shape="id13" draw:end-glue-point="3" svg:d="M36122 17182h4371" svg:viewBox="0 0 4372 1">
          <text:p/>
        </draw:connector>
        <draw:connector draw:style-name="gr12" draw:text-style-name="P4" draw:layer="layout" draw:type="line" svg:x1="36.122cm" svg:y1="14.76cm" svg:x2="40.493cm" svg:y2="14.76cm" draw:start-shape="id59" draw:start-glue-point="1" draw:end-shape="id12" draw:end-glue-point="3" svg:d="M36122 14760h4371" svg:viewBox="0 0 4372 1">
          <text:p/>
        </draw:connector>
        <draw:connector draw:style-name="gr12" draw:text-style-name="P4" draw:layer="layout" draw:type="line" svg:x1="36.122cm" svg:y1="12.908cm" svg:x2="40.493cm" svg:y2="12.908cm" draw:start-shape="id58" draw:start-glue-point="1" draw:end-shape="id11" draw:end-glue-point="3" svg:d="M36122 12908h4371" svg:viewBox="0 0 4372 1">
          <text:p/>
        </draw:connector>
        <draw:connector draw:style-name="gr12" draw:text-style-name="P4" draw:layer="layout" draw:type="line" svg:x1="36.122cm" svg:y1="11.056cm" svg:x2="40.493cm" svg:y2="11.056cm" draw:start-shape="id57" draw:start-glue-point="1" draw:end-shape="id9" draw:end-glue-point="3" svg:d="M36122 11056h4371" svg:viewBox="0 0 4372 1">
          <text:p/>
        </draw:connector>
        <draw:connector draw:style-name="gr12" draw:text-style-name="P4" draw:layer="layout" draw:type="line" svg:x1="36.122cm" svg:y1="8.491cm" svg:x2="40.493cm" svg:y2="8.491cm" draw:start-shape="id55" draw:start-glue-point="1" draw:end-shape="id8" draw:end-glue-point="3" svg:d="M36122 8491h4371" svg:viewBox="0 0 4372 1">
          <text:p/>
        </draw:connector>
        <draw:connector draw:style-name="gr12" draw:text-style-name="P4" draw:layer="layout" draw:type="line" svg:x1="36.122cm" svg:y1="6.639cm" svg:x2="40.493cm" svg:y2="6.639cm" draw:start-shape="id54" draw:start-glue-point="1" draw:end-shape="id7" draw:end-glue-point="3" svg:d="M36122 6639h4371" svg:viewBox="0 0 4372 1">
          <text:p/>
        </draw:connector>
        <draw:connector draw:style-name="gr12" draw:text-style-name="P4" draw:layer="layout" draw:type="line" svg:x1="36.122cm" svg:y1="4.787cm" svg:x2="40.493cm" svg:y2="4.787cm" draw:start-shape="id53" draw:start-glue-point="1" draw:end-shape="id5" draw:end-glue-point="3" svg:d="M36122 4787h4371" svg:viewBox="0 0 4372 1">
          <text:p/>
        </draw:connector>
        <draw:path draw:style-name="gr22" draw:text-style-name="P4" xml:id="id64" draw:id="id64" draw:layer="layout" svg:width="16.433cm" svg:height="8.19cm" draw:transform="skewX (0.0333357887130917) rotate (1.14598318685948) translate (41.1322181354085cm 50.3220751888939cm)" svg:viewBox="0 0 16434 8191" svg:d="M15623 25c730-133 667 308 727 271s1373 1461-8970 5732c-10344 4269-6791 902-6791 902">
          <draw:glue-point draw:id="4" svg:x="-1.471cm" svg:y="4.999cm"/>
          <text:p/>
        </draw:path>
        <draw:connector draw:style-name="gr22" draw:text-style-name="P4" draw:layer="layout" draw:type="line" svg:x1="48.319cm" svg:y1="53.83cm" svg:x2="48.319cm" svg:y2="55.005cm" draw:start-shape="id64" draw:start-glue-point="4" draw:end-shape="id65" draw:end-glue-point="0" svg:d="M48319 53830v1175" svg:viewBox="0 0 1 1176">
          <text:p/>
        </draw:connector>
        <draw:frame draw:style-name="gr23" draw:text-style-name="P6" xml:id="id65" draw:id="id65" draw:layer="layout" svg:width="8.819cm" svg:height="7.082cm" svg:x="43.91cm" svg:y="55.005cm">
          <draw:text-box>
            <text:p text:style-name="P5"><text:span text:style-name="T2">Split Instance</text:span></text:p>
            <text:p text:style-name="P5"><text:span text:style-name="T2">Recombinator and Reducer</text:span></text:p>
          </draw:text-box>
        </draw:frame>
        <draw:path draw:style-name="gr22" draw:text-style-name="P4" xml:id="id70" draw:id="id70" draw:layer="layout" svg:width="15.04cm" svg:height="8.023cm" draw:transform="skewX (-0.0504400153826362) rotate (1.10392075188641) translate (31.0211387055001cm 49.5469997101745cm)" svg:viewBox="0 0 15041 8024" svg:d="M14298 24c668-129 611 302 667 267 54-37 1257 1432-8211 5615-9467 4181-6214 882-6214 882">
          <draw:glue-point draw:id="4" svg:x="-1.471cm" svg:y="4.999cm"/>
          <text:p/>
        </draw:path>
        <draw:path draw:style-name="gr22" draw:text-style-name="P4" xml:id="id66" draw:id="id66" draw:layer="layout" svg:width="15.04cm" svg:height="8.018cm" draw:transform="skewX (-0.0500909495322373) rotate (1.10426981773681) translate (50.2612355621431cm 49.550477991606cm)" svg:viewBox="0 0 15041 8019" svg:d="M14298 24c668-129 611 303 667 267 54-37 1256 1433-8211 5612-9467 4178-6214 880-6214 880">
          <draw:glue-point draw:id="4" svg:x="-1.471cm" svg:y="4.999cm"/>
          <text:p/>
        </draw:path>
        <draw:path draw:style-name="gr22" draw:text-style-name="P4" xml:id="id68" draw:id="id68" draw:layer="layout" svg:width="13.642cm" svg:height="7.802cm" draw:transform="skewX (-0.147305788868321) rotate (1.05138634140138) translate (20.7631464855655cm 48.8822598733549cm)" svg:viewBox="0 0 13643 7803" svg:d="M12968 24c607-127 555 293 605 258 49-36 1140 1393-7447 5459-8586 4068-5637 861-5637 861">
          <draw:glue-point draw:id="4" svg:x="-1.471cm" svg:y="4.999cm"/>
          <text:p/>
        </draw:path>
        <draw:path draw:style-name="gr22" draw:text-style-name="P4" xml:id="id72" draw:id="id72" draw:layer="layout" svg:width="15.04cm" svg:height="8.023cm" draw:transform="skewX (-0.0504400153826362) rotate (1.10392075188641) translate (11.2186369915705cm 49.548424453085cm)" svg:viewBox="0 0 15041 8024" svg:d="M14298 24c668-129 611 302 667 267 54-37 1257 1432-8211 5615-9467 4181-6214 882-6214 882">
          <draw:glue-point draw:id="4" svg:x="-1.471cm" svg:y="4.999cm"/>
          <text:p/>
        </draw:path>
        <draw:frame draw:style-name="gr24" draw:text-style-name="P6" xml:id="id71" draw:id="id71" draw:layer="layout" svg:width="9.316cm" svg:height="4.41cm" svg:x="33.537cm" svg:y="55.006cm">
          <draw:text-box>
            <text:p text:style-name="P5"><text:span text:style-name="T2">Coupled Instance Mapper</text:span></text:p>
          </draw:text-box>
        </draw:frame>
        <draw:frame draw:style-name="gr25" draw:text-style-name="P6" xml:id="id69" draw:id="id69" draw:layer="layout" svg:width="6.876cm" svg:height="4.409cm" svg:x="24.479cm" svg:y="55.008cm">
          <draw:text-box>
            <text:p text:style-name="P5"><text:span text:style-name="T2">Behavioral Constraint Reducer</text:span></text:p>
          </draw:text-box>
        </draw:frame>
        <draw:frame draw:style-name="gr24" draw:text-style-name="P6" xml:id="id73" draw:id="id73" draw:layer="layout" svg:width="6.876cm" svg:height="4.41cm" svg:x="14.933cm" svg:y="55.009cm">
          <draw:text-box>
            <text:p text:style-name="P5"><text:span text:style-name="T2">Structural Constraint Reducer</text:span></text:p>
          </draw:text-box>
        </draw:frame>
        <draw:frame draw:style-name="gr26" draw:text-style-name="P6" xml:id="id67" draw:id="id67" draw:layer="layout" svg:width="8.37cm" svg:height="5.738cm" svg:x="53.271cm" svg:y="55.006cm">
          <draw:text-box>
            <text:p text:style-name="P5"><text:span text:style-name="T2">RBML Conformance Reducer</text:span></text:p>
          </draw:text-box>
        </draw:frame>
        <draw:connector draw:style-name="gr22" draw:text-style-name="P4" draw:layer="layout" draw:type="line" svg:x1="57.439cm" svg:y1="52.693cm" svg:x2="57.456cm" svg:y2="55.006cm" draw:start-shape="id66" draw:start-glue-point="4" draw:end-shape="id67" draw:end-glue-point="0" svg:d="M57439 52693l17 2313" svg:viewBox="0 0 18 2314">
          <text:p/>
        </draw:connector>
        <draw:connector draw:style-name="gr22" draw:text-style-name="P4" draw:layer="layout" draw:type="line" svg:x1="27.948cm" svg:y1="51.657cm" svg:x2="27.917cm" svg:y2="55.008cm" draw:start-shape="id68" draw:start-glue-point="4" draw:end-shape="id69" draw:end-glue-point="0" svg:d="M27948 51657l-31 3351" svg:viewBox="0 0 32 3352">
          <text:p/>
        </draw:connector>
        <draw:connector draw:style-name="gr22" draw:text-style-name="P4" draw:layer="layout" draw:type="line" svg:x1="38.204cm" svg:y1="52.692cm" svg:x2="38.195cm" svg:y2="55.006cm" draw:start-shape="id70" draw:start-glue-point="4" draw:end-shape="id71" svg:d="M38204 52692l-9 2314" svg:viewBox="0 0 10 2315">
          <text:p/>
        </draw:connector>
        <draw:connector draw:style-name="gr22" draw:text-style-name="P4" draw:layer="layout" draw:type="line" svg:x1="18.401cm" svg:y1="52.692cm" svg:x2="18.371cm" svg:y2="55.009cm" draw:start-shape="id72" draw:start-glue-point="4" draw:end-shape="id73" draw:end-glue-point="0" svg:d="M18401 52692l-30 2317" svg:viewBox="0 0 31 2318">
          <text:p/>
        </draw:connector>
        <draw:path draw:style-name="gr22" draw:text-style-name="P4" xml:id="id78" draw:id="id78" draw:layer="layout" svg:width="16.433cm" svg:height="8.19cm" draw:transform="skewX (0.0333357887130917) rotate (1.14598318685948) translate (30.2243864121302cm 18.6828084391276cm)" svg:viewBox="0 0 16434 8191" svg:d="M15623 25c730-133 667 308 727 271s1373 1461-8970 5732c-10344 4269-6791 902-6791 902">
          <draw:glue-point draw:id="4" svg:x="-1.471cm" svg:y="4.999cm"/>
          <text:p/>
        </draw:path>
        <draw:path draw:style-name="gr22" draw:text-style-name="P4" xml:id="id76" draw:id="id76" draw:layer="layout" svg:width="15.158cm" svg:height="7.318cm" draw:transform="skewX (0.0694641042293742) rotate (1.16343647937942) translate (41.0738860869643cm 18.24164141566cm)" svg:viewBox="0 0 15159 7319" svg:d="M14410 22c674-118 615 276 671 242 56-33 1267 1308-8275 5123-9540 3814-6262 804-6262 804">
          <draw:glue-point draw:id="4" svg:x="-1.471cm" svg:y="4.999cm"/>
          <text:p/>
        </draw:path>
        <draw:path draw:style-name="gr22" draw:text-style-name="P4" xml:id="id74" draw:id="id74" draw:layer="layout" svg:width="13.616cm" svg:height="6.387cm" draw:transform="skewX (0.102276294166868) rotate (1.17827177802137) translate (51.09645683079cm 17.6442344728848cm)" svg:viewBox="0 0 13617 6388" svg:d="M12944 19c604-103 552 241 603 212 50-29 1138 1138-7433 4468-8570 3332-5625 706-5625 706">
          <draw:glue-point draw:id="4" svg:x="-1.471cm" svg:y="4.999cm"/>
          <text:p/>
        </draw:path>
        <draw:path draw:style-name="gr22" draw:text-style-name="P4" xml:id="id80" draw:id="id80" draw:layer="layout" svg:width="13.445cm" svg:height="5.888cm" draw:transform="skewX (0.174532925199433) rotate (1.21038583625807) translate (23.6156656692119cm 17.6448408418645cm)" svg:viewBox="0 0 13446 5889" svg:d="M12781 18c597-95 546 221 596 195s1123 1049-7340 4120c-8462 3071-5555 650-5555 650">
          <draw:glue-point draw:id="4" svg:x="-1.471cm" svg:y="4.999cm"/>
          <text:p/>
        </draw:path>
        <draw:frame draw:style-name="gr27" draw:text-style-name="P7" xml:id="id79" draw:id="id79" draw:layer="layout" svg:width="9.093cm" svg:height="5.315cm" svg:x="32.844cm" svg:y="24.505cm">
          <draw:text-box>
            <text:p text:style-name="P2"><text:span text:style-name="T3">EDP Similarity Scoring Mapper</text:span></text:p>
          </draw:text-box>
        </draw:frame>
        <draw:frame draw:style-name="gr25" draw:text-style-name="P7" xml:id="id81" draw:id="id81" draw:layer="layout" svg:width="6.876cm" svg:height="4.409cm" svg:x="25.195cm" svg:y="24.507cm">
          <draw:text-box>
            <text:p text:style-name="P2"><text:span text:style-name="T3">EDP Identification</text:span></text:p>
          </draw:text-box>
        </draw:frame>
        <draw:frame draw:style-name="gr24" draw:text-style-name="P7" xml:id="id77" draw:id="id77" draw:layer="layout" svg:width="8.025cm" svg:height="4.41cm" svg:x="43.41cm" svg:y="24.508cm">
          <draw:text-box>
            <text:p text:style-name="P2"><text:span text:style-name="T3">Confirmed EDP Reducer</text:span></text:p>
          </draw:text-box>
        </draw:frame>
        <draw:frame draw:style-name="gr25" draw:text-style-name="P7" xml:id="id75" draw:id="id75" draw:layer="layout" svg:width="8.386cm" svg:height="4.409cm" svg:x="52.42cm" svg:y="24.51cm">
          <draw:text-box>
            <text:p text:style-name="P2"><text:span text:style-name="T3">EDP to Pattern Mapper</text:span></text:p>
          </draw:text-box>
        </draw:frame>
        <draw:connector draw:style-name="gr22" draw:text-style-name="P4" draw:layer="layout" draw:type="line" svg:x1="56.622cm" svg:y1="20.594cm" svg:x2="56.613cm" svg:y2="24.51cm" draw:start-shape="id74" draw:start-glue-point="4" draw:end-shape="id75" draw:end-glue-point="0" svg:d="M56622 20594l-9 3916" svg:viewBox="0 0 10 3917">
          <text:p/>
        </draw:connector>
        <draw:connector draw:style-name="gr22" draw:text-style-name="P4" draw:layer="layout" draw:type="line" svg:x1="47.446cm" svg:y1="21.5cm" svg:x2="47.422cm" svg:y2="24.508cm" draw:start-shape="id76" draw:start-glue-point="4" draw:end-shape="id77" draw:end-glue-point="0" svg:d="M47446 21500l-24 3008" svg:viewBox="0 0 25 3009">
          <text:p/>
        </draw:connector>
        <draw:connector draw:style-name="gr22" draw:text-style-name="P4" draw:layer="layout" draw:type="line" svg:x1="37.411cm" svg:y1="22.189cm" svg:x2="37.39cm" svg:y2="24.505cm" draw:start-shape="id78" draw:start-glue-point="4" draw:end-shape="id79" draw:end-glue-point="0" svg:d="M37411 22189l-21 2316" svg:viewBox="0 0 22 2317">
          <text:p/>
        </draw:connector>
        <draw:connector draw:style-name="gr22" draw:text-style-name="P4" draw:layer="layout" draw:type="line" svg:x1="28.646cm" svg:y1="20.595cm" svg:x2="28.633cm" svg:y2="24.507cm" draw:start-shape="id80" draw:start-glue-point="4" draw:end-shape="id81" draw:end-glue-point="0" svg:d="M28646 20595l-13 3912" svg:viewBox="0 0 14 3913">
          <text:p/>
        </draw:connector>
        <draw:frame draw:style-name="gr24" draw:text-style-name="P8" draw:layer="layout" svg:width="7.441cm" svg:height="4.41cm" svg:x="21.88cm" svg:y="1cm">
          <draw:text-box>
            <text:p text:style-name="P2"><text:span text:style-name="T4">Identified Components</text:span></text:p>
          </draw:text-box>
        </draw:frame>
        <draw:frame draw:style-name="gr24" draw:text-style-name="P8" draw:layer="layout" svg:width="6.876cm" svg:height="4.41cm" svg:x="30.097cm" svg:y="1.001cm">
          <draw:text-box>
            <text:p text:style-name="P2"><text:span text:style-name="T4">Potential EDPs</text:span></text:p>
          </draw:text-box>
        </draw:frame>
        <draw:frame draw:style-name="gr25" draw:text-style-name="P8" draw:layer="layout" svg:width="6.876cm" svg:height="4.409cm" svg:x="39.785cm" svg:y="1.003cm">
          <draw:text-box>
            <text:p text:style-name="P2"><text:span text:style-name="T4">Scored EDPs</text:span></text:p>
          </draw:text-box>
        </draw:frame>
        <draw:frame draw:style-name="gr24" draw:text-style-name="P8" draw:layer="layout" svg:width="6.876cm" svg:height="4.41cm" svg:x="49.046cm" svg:y="1.004cm">
          <draw:text-box>
            <text:p text:style-name="P2"><text:span text:style-name="T4">Identified EDP Sets</text:span></text:p>
          </draw:text-box>
        </draw:frame>
        <draw:frame draw:style-name="gr25" draw:text-style-name="P8" draw:layer="layout" svg:width="6.876cm" svg:height="4.409cm" svg:x="58.164cm" svg:y="1.006cm">
          <draw:text-box>
            <text:p text:style-name="P2"><text:span text:style-name="T4">Potential Patterns</text:span></text:p>
          </draw:text-box>
        </draw:frame>
        <draw:custom-shape draw:style-name="gr14" draw:text-style-name="P2" xml:id="id88" draw:id="id88" draw:layer="layout" svg:width="5.167cm" svg:height="1.448cm" svg:x="1.813cm" svg:y="47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89" draw:id="id89" draw:layer="layout" svg:width="5.168cm" svg:height="1.447cm" svg:x="1.814cm" svg:y="49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90" draw:id="id90" draw:layer="layout" svg:width="5.166cm" svg:height="1.448cm" svg:x="1.817cm" svg:y="51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85" draw:id="id85" draw:layer="layout" svg:width="5.168cm" svg:height="1.448cm" svg:x="1.814cm" svg:y="41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86" draw:id="id86" draw:layer="layout" svg:width="5.166cm" svg:height="1.447cm" svg:x="1.817cm" svg:y="43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87" draw:id="id87" draw:layer="layout" svg:width="5.168cm" svg:height="1.447cm" svg:x="1.818cm" svg:y="45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82" draw:id="id82" draw:layer="layout" svg:width="5.166cm" svg:height="1.447cm" svg:x="1.817cm" svg:y="35.5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83" draw:id="id83" draw:layer="layout" svg:width="5.168cm" svg:height="1.448cm" svg:x="1.818cm" svg:y="37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84" draw:id="id84" draw:layer="layout" svg:width="5.167cm" svg:height="1.448cm" svg:x="1.82cm" svg:y="3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line" svg:x1="6.983cm" svg:y1="36.266cm" svg:x2="10.957cm" svg:y2="36.287cm" draw:start-shape="id82" draw:start-glue-point="1" svg:d="M6983 36266l3974 21" svg:viewBox="0 0 3975 22">
          <text:p/>
        </draw:connector>
        <draw:connector draw:style-name="gr12" draw:text-style-name="P4" draw:layer="layout" draw:type="line" svg:x1="6.986cm" svg:y1="38.12cm" svg:x2="10.957cm" svg:y2="38.139cm" draw:start-shape="id83" draw:start-glue-point="1" svg:d="M6986 38120l3971 19" svg:viewBox="0 0 3972 20">
          <text:p/>
        </draw:connector>
        <draw:connector draw:style-name="gr12" draw:text-style-name="P4" draw:layer="layout" draw:type="line" svg:x1="6.987cm" svg:y1="39.974cm" svg:x2="10.957cm" svg:y2="39.991cm" draw:start-shape="id84" draw:start-glue-point="1" svg:d="M6987 39974l3970 17" svg:viewBox="0 0 3971 18">
          <text:p/>
        </draw:connector>
        <draw:connector draw:style-name="gr12" draw:text-style-name="P4" draw:layer="layout" draw:type="line" svg:x1="6.982cm" svg:y1="42.534cm" svg:x2="10.957cm" svg:y2="42.555cm" draw:start-shape="id85" draw:start-glue-point="1" svg:d="M6982 42534l3975 21" svg:viewBox="0 0 3976 22">
          <text:p/>
        </draw:connector>
        <draw:connector draw:style-name="gr12" draw:text-style-name="P4" draw:layer="layout" draw:type="line" svg:x1="6.983cm" svg:y1="44.387cm" svg:x2="10.957cm" svg:y2="44.408cm" draw:start-shape="id86" draw:start-glue-point="1" svg:d="M6983 44387l3974 21" svg:viewBox="0 0 3975 22">
          <text:p/>
        </draw:connector>
        <draw:connector draw:style-name="gr12" draw:text-style-name="P4" draw:layer="layout" draw:type="line" svg:x1="6.986cm" svg:y1="46.241cm" svg:x2="10.957cm" svg:y2="46.26cm" draw:start-shape="id87" draw:start-glue-point="1" svg:d="M6986 46241l3971 19" svg:viewBox="0 0 3972 20">
          <text:p/>
        </draw:connector>
        <draw:connector draw:style-name="gr12" draw:text-style-name="P4" draw:layer="layout" draw:type="line" svg:x1="6.98cm" svg:y1="48.659cm" svg:x2="10.957cm" svg:y2="48.682cm" draw:start-shape="id88" draw:start-glue-point="1" svg:d="M6980 48659l3977 23" svg:viewBox="0 0 3978 24">
          <text:p/>
        </draw:connector>
        <draw:connector draw:style-name="gr12" draw:text-style-name="P4" draw:layer="layout" draw:type="line" svg:x1="6.982cm" svg:y1="50.512cm" svg:x2="10.957cm" svg:y2="50.534cm" draw:start-shape="id89" draw:start-glue-point="1" svg:d="M6982 50512l3975 22" svg:viewBox="0 0 3976 23">
          <text:p/>
        </draw:connector>
        <draw:connector draw:style-name="gr12" draw:text-style-name="P4" draw:layer="layout" draw:type="line" svg:x1="6.983cm" svg:y1="52.366cm" svg:x2="10.957cm" svg:y2="52.386cm" draw:start-shape="id90" draw:start-glue-point="1" svg:d="M6983 52366l3974 20" svg:viewBox="0 0 3975 21">
          <text:p/>
        </draw:connector>
        <draw:path draw:style-name="gr22" draw:text-style-name="P4" xml:id="id91" draw:id="id91" draw:layer="layout" svg:width="16.433cm" svg:height="8.187cm" draw:transform="skewX (0.0335103216382912) rotate (1.14615771978468) translate (1.54964718975115cm 50.187950612088cm)" svg:viewBox="0 0 16434 8188" svg:d="M15623 25c730-133 667 308 727 271s1374 1461-8970 5730c-10344 4267-6791 901-6791 901">
          <draw:glue-point draw:id="4" svg:x="-1.471cm" svg:y="4.999cm"/>
          <text:p/>
        </draw:path>
        <draw:frame draw:style-name="gr26" draw:text-style-name="P6" xml:id="id92" draw:id="id92" draw:layer="layout" svg:width="9.327cm" svg:height="5.738cm" svg:x="4.062cm" svg:y="55.013cm">
          <draw:text-box>
            <text:p text:style-name="P5"><text:span text:style-name="T2">Pattern Similarity Scoring Mapper</text:span></text:p>
          </draw:text-box>
        </draw:frame>
        <draw:connector draw:style-name="gr22" draw:text-style-name="P4" draw:layer="layout" draw:type="line" svg:x1="8.734cm" svg:y1="53.693cm" svg:x2="8.725cm" svg:y2="55.013cm" draw:start-shape="id91" draw:start-glue-point="4" draw:end-shape="id92" svg:d="M8734 53693l-9 1320" svg:viewBox="0 0 10 1321">
          <text:p/>
        </draw:connector>
        <draw:frame draw:style-name="gr25" draw:text-style-name="P6" draw:layer="layout" svg:width="6.876cm" svg:height="4.409cm" svg:x="40.07cm" svg:y="31.923cm">
          <draw:text-box>
            <text:p text:style-name="P5"><text:span text:style-name="T2">Decoupled Patterns</text:span></text:p>
          </draw:text-box>
        </draw:frame>
        <draw:frame draw:style-name="gr24" draw:text-style-name="P6" draw:layer="layout" svg:width="8.04cm" svg:height="4.41cm" svg:x="49.479cm" svg:y="31.924cm">
          <draw:text-box>
            <text:p text:style-name="P5"><text:span text:style-name="T2">Reconciled Split Instances</text:span></text:p>
          </draw:text-box>
        </draw:frame>
        <draw:frame draw:style-name="gr24" draw:text-style-name="P6" draw:layer="layout" svg:width="6.876cm" svg:height="4.41cm" svg:x="30.097cm" svg:y="31.924cm">
          <draw:text-box>
            <text:p text:style-name="P5"><text:span text:style-name="T2">Behaviorally Reduced Pattern Set</text:span></text:p>
          </draw:text-box>
        </draw:frame>
        <draw:frame draw:style-name="gr25" draw:text-style-name="P6" draw:layer="layout" svg:width="6.875cm" svg:height="4.409cm" svg:x="20.124cm" svg:y="31.926cm">
          <draw:text-box>
            <text:p text:style-name="P5"><text:span text:style-name="T2">Structurally Reduced Pattern Set</text:span></text:p>
          </draw:text-box>
        </draw:frame>
        <draw:frame draw:style-name="gr24" draw:text-style-name="P6" draw:layer="layout" svg:width="6.876cm" svg:height="4.41cm" svg:x="10.15cm" svg:y="31.927cm">
          <draw:text-box>
            <text:p text:style-name="P5"><text:span text:style-name="T2">Scored Patterns</text:span></text:p>
          </draw:text-box>
        </draw:frame>
        <draw:frame draw:style-name="gr24" draw:text-style-name="P6" draw:layer="layout" svg:width="6.876cm" svg:height="4.41cm" svg:x="1.032cm" svg:y="31.928cm">
          <draw:text-box>
            <text:p text:style-name="P5"><text:span text:style-name="T2">Potential Patterns</text:span></text:p>
          </draw:text-box>
        </draw:frame>
        <draw:frame draw:style-name="gr25" draw:text-style-name="P6" draw:layer="layout" svg:width="6.876cm" svg:height="4.409cm" svg:x="58.164cm" svg:y="31.926cm">
          <draw:text-box>
            <text:p text:style-name="P5"><text:span text:style-name="T2">Final Instance Set</text:span></text:p>
          </draw:text-box>
        </draw:frame>
        <draw:frame draw:style-name="gr24" draw:text-style-name="P8" draw:layer="layout" svg:width="6.876cm" svg:height="4.41cm" svg:x="12.287cm" svg:y="1.001cm">
          <draw:text-box>
            <text:p text:style-name="P2"><text:span text:style-name="T4">Code Graph</text:span></text:p>
          </draw:text-box>
        </draw:frame>
        <draw:frame draw:style-name="gr25" draw:text-style-name="P8" draw:layer="layout" svg:width="6.876cm" svg:height="4.409cm" svg:x="1.317cm" svg:y="1.003cm">
          <draw:text-box>
            <text:p text:style-name="P2"><text:span text:style-name="T4">Source Files</text:span></text:p>
          </draw:text-box>
        </draw:frame>
        <draw:connector draw:style-name="gr30" draw:text-style-name="P4" draw:layer="layout" draw:type="line" svg:x1="6.717cm" svg:y1="6.577cm" svg:x2="11.369cm" svg:y2="12.949cm" svg:d="M6717 6577l4652 6372" svg:viewBox="0 0 4653 6373">
          <text:p/>
        </draw:connector>
        <draw:connector draw:style-name="gr30" draw:text-style-name="P4" draw:layer="layout" draw:type="line" svg:x1="6.718cm" svg:y1="12.947cm" svg:x2="11.369cm" svg:y2="12.949cm" svg:d="M6718 12947l4651 2" svg:viewBox="0 0 4652 3">
          <text:p/>
        </draw:connector>
        <draw:connector draw:style-name="gr30" draw:text-style-name="P4" draw:layer="layout" draw:type="line" svg:x1="6.72cm" svg:y1="19.209cm" svg:x2="11.369cm" svg:y2="12.949cm" svg:d="M6720 19209l4649-6260" svg:viewBox="0 0 4650 6261">
          <text:p/>
        </draw:connector>
        <draw:connector draw:style-name="gr30" draw:text-style-name="P4" draw:layer="layout" draw:type="line" svg:x1="19.667cm" svg:y1="12.949cm" svg:x2="23.648cm" svg:y2="6.674cm" svg:d="M19667 12949l3981-6275" svg:viewBox="0 0 3982 6276">
          <text:p/>
        </draw:connector>
        <draw:connector draw:style-name="gr30" draw:text-style-name="P4" draw:layer="layout" draw:type="line" svg:x1="19.667cm" svg:y1="12.949cm" svg:x2="23.649cm" svg:y2="12.944cm" svg:d="M19667 12949l3982-5" svg:viewBox="0 0 3983 6">
          <text:p/>
        </draw:connector>
        <draw:connector draw:style-name="gr30" draw:text-style-name="P4" draw:layer="layout" draw:type="line" svg:x1="19.667cm" svg:y1="12.949cm" svg:x2="23.651cm" svg:y2="19.072cm" svg:d="M19667 12949l3984 6123" svg:viewBox="0 0 3985 6124">
          <text:p/>
        </draw:connector>
        <draw:path draw:style-name="gr22" draw:text-style-name="P4" xml:id="id95" draw:id="id95" draw:layer="layout" svg:width="5.712cm" svg:height="3.363cm" draw:transform="skewX (-0.192858882345373) rotate (1.02520640262147) translate (17.7221711826024cm 14.8030573743978cm)" svg:viewBox="0 0 5713 3364" svg:d="M5431 10c253-54 232 126 253 112 21-15 477 597-3119 2352-3595 1755-2360 373-2360 373">
          <draw:glue-point draw:id="4" svg:x="-1.471cm" svg:y="4.999cm"/>
          <text:p/>
        </draw:path>
        <draw:path draw:style-name="gr22" draw:text-style-name="P4" xml:id="id93" draw:id="id93" draw:layer="layout" svg:width="11.89cm" svg:height="7.388cm" draw:transform="skewX (-0.295135176512241) rotate (0.964468944652067) translate (1.15849014104964cm 16.8010769762439cm)" svg:viewBox="0 0 11891 7389" svg:d="M11304 23c527-120 483 277 526 245 44-35 994 1316-6491 5169-7483 3853-4913 815-4913 815">
          <draw:glue-point draw:id="4" svg:x="-1.471cm" svg:y="4.999cm"/>
          <text:p/>
        </draw:path>
        <draw:frame draw:style-name="gr27" draw:text-style-name="P7" xml:id="id96" draw:id="id96" draw:layer="layout" svg:width="9.24cm" svg:height="5.315cm" svg:x="16.156cm" svg:y="24.508cm">
          <draw:text-box>
            <text:p text:style-name="P2"><text:span text:style-name="T3">Graph Clustering Component Mapper</text:span></text:p>
          </draw:text-box>
        </draw:frame>
        <draw:frame draw:style-name="gr27" draw:text-style-name="P7" xml:id="id94" draw:id="id94" draw:layer="layout" svg:width="11.755cm" svg:height="5.315cm" svg:x="2.5cm" svg:y="24.51cm">
          <draw:text-box>
            <text:p text:style-name="P2"><text:span text:style-name="T3">Source To Graph Mapper and Reducer</text:span></text:p>
          </draw:text-box>
        </draw:frame>
        <draw:connector draw:style-name="gr31" draw:text-style-name="P4" draw:layer="layout" draw:type="line" svg:x1="8.347cm" svg:y1="19.089cm" svg:x2="8.377cm" svg:y2="24.51cm" draw:start-shape="id93" draw:start-glue-point="4" draw:end-shape="id94" draw:end-glue-point="0" svg:d="M8347 19089l30 5421" svg:viewBox="0 0 31 5422">
          <text:p/>
        </draw:connector>
        <draw:connector draw:style-name="gr31" draw:text-style-name="P4" draw:layer="layout" draw:type="line" svg:x1="20.867cm" svg:y1="15.948cm" svg:x2="20.776cm" svg:y2="24.508cm" draw:start-shape="id95" draw:start-glue-point="4" draw:end-shape="id96" draw:end-glue-point="0" svg:d="M20867 15948l-91 8560" svg:viewBox="0 0 92 8561">
          <text:p/>
        </draw:connector>
        <draw:line draw:style-name="gr32" draw:text-style-name="P4" draw:layer="layout" svg:x1="1cm" svg:y1="29.829cm" svg:x2="65.04cm" svg:y2="29.8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66.0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2T09:27:32.373354252</meta:creation-date>
    <dc:date>2019-06-28T13:59:35.658563203</dc:date>
    <meta:editing-duration>PT8M17S</meta:editing-duration>
    <meta:editing-cycles>2</meta:editing-cycles>
    <meta:generator>LibreOffice/6.2.4.2$Linux_X86_64 LibreOffice_project/20$Build-2</meta:generator>
    <meta:document-statistic meta:object-count="217"/>
  </office:meta>
</office:document-meta>
</file>